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495f" officeooo:paragraph-rsid="000c495f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 style:list-style-name="L1">
      <style:text-properties officeooo:rsid="000b3eaf"/>
    </style:style>
    <style:style style:name="P4" style:family="paragraph" style:parent-style-name="Text_20_body" style:list-style-name="L1">
      <style:text-properties officeooo:rsid="000b3eaf" officeooo:paragraph-rsid="000b3eaf"/>
    </style:style>
    <style:style style:name="P5" style:family="paragraph" style:parent-style-name="Text_20_body" style:list-style-name="L1">
      <style:text-properties officeooo:rsid="000c495f" officeooo:paragraph-rsid="000c495f"/>
    </style:style>
    <style:style style:name="P6" style:family="paragraph" style:parent-style-name="Text_20_body" style:list-style-name="L2">
      <style:text-properties officeooo:rsid="000c495f" officeooo:paragraph-rsid="000c495f"/>
    </style:style>
    <style:style style:name="P7" style:family="paragraph" style:parent-style-name="Text_20_body" style:list-style-name="L2">
      <style:text-properties officeooo:rsid="000c5fa5" officeooo:paragraph-rsid="000c5fa5"/>
    </style:style>
    <style:style style:name="P8" style:family="paragraph" style:parent-style-name="Text_20_body" style:list-style-name="L2">
      <style:text-properties officeooo:rsid="000db0f4" officeooo:paragraph-rsid="000db0f4"/>
    </style:style>
    <style:style style:name="P9" style:family="paragraph" style:parent-style-name="Text_20_body" style:list-style-name="L2">
      <style:text-properties officeooo:rsid="000e0733" officeooo:paragraph-rsid="000e8dc9"/>
    </style:style>
    <style:style style:name="P10" style:family="paragraph" style:parent-style-name="Text_20_body" style:list-style-name="L5">
      <style:text-properties officeooo:rsid="000ea78f" officeooo:paragraph-rsid="000ea78f"/>
    </style:style>
    <style:style style:name="T1" style:family="text">
      <style:text-properties officeooo:rsid="000b3eaf"/>
    </style:style>
    <style:style style:name="T2" style:family="text">
      <style:text-properties officeooo:rsid="000e8dc9"/>
    </style:style>
    <style:style style:name="T3" style:family="text">
      <style:text-properties officeooo:rsid="000ea7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fruchtungsvorga<text:span text:style-name="T1">ng</text:span></text:h>
      <text:p text:style-name="Text_20_body"/>
      <text:list xml:id="list3959497334" text:style-name="L1">
        <text:list-item>
          <text:p text:style-name="P3">Vereinigung der Geschlechtsorgane</text:p>
        </text:list-item>
        <text:list-item>
          <text:p text:style-name="P4">Ejakulation (100 Mio. Spermien)</text:p>
        </text:list-item>
        <text:list-item>
          <text:p text:style-name="P4">Öffnung des Muttermunds</text:p>
        </text:list-item>
        <text:list-item>
          <text:p text:style-name="P4">Eizelle verströmt Duft, der Spermien anlockt</text:p>
        </text:list-item>
        <text:list-item>
          <text:p text:style-name="P4">Spermien schwimmen Eileiter hoch (dauert 1-2 Stunden, überleben bis zu 5 Tage)</text:p>
        </text:list-item>
        <text:list-item>
          <text:p text:style-name="P4">Enzyme des Akrosoms ermäglichen Eindringen in Eizelle</text:p>
        </text:list-item>
        <text:list-item>
          <text:p text:style-name="P5">Haploide Kerne von Ei- und Samenzelle verschmelzen</text:p>
        </text:list-item>
        <text:list-item>
          <text:p text:style-name="P5">Zygote (befruchtete Eizelle = diploid)</text:p>
        </text:list-item>
      </text:list>
      <text:p text:style-name="P1"/>
      <text:h text:style-name="Heading_20_2" text:outline-level="2">Schwangerschaft</text:h>
      <text:p text:style-name="Text_20_body"/>
      <text:list xml:id="list2432029565" text:style-name="L2">
        <text:list-item>
          <text:p text:style-name="P6">Zygote wandert durch Eileiter in Gabärmutter</text:p>
        </text:list-item>
        <text:list-item>
          <text:p text:style-name="P6">Mitotische Teilungen pa. Einmal pro Tag</text:p>
        </text:list-item>
        <text:list-item>
          <text:p text:style-name="P6">Morula (16 Zellen, 3. Tag)</text:p>
        </text:list-item>
        <text:list-item>
          <text:p text:style-name="P6">Blastocyste (4./5. Tag):</text:p>
          <text:list>
            <text:list-item>
              <text:p text:style-name="P6">äußere Hülle = Trochoblast, innere Hülle = Embryoblast)</text:p>
            </text:list-item>
          </text:list>
        </text:list-item>
        <text:list-item>
          <text:p text:style-name="P6">Einnistung der Blastocyste in Gabärmutterschleimhaut (6. Tag)</text:p>
        </text:list-item>
        <text:list-item>
          <text:p text:style-name="P7">2. Woche: Trophoblast bitdet Zotten zur Ernährung = Chorion</text:p>
          <text:list>
            <text:list-item>
              <text:p text:style-name="P7">Chorizotten des Kindes + umgebildete Gabärmutterschleimhaut = Plazenta</text:p>
            </text:list-item>
            <text:list-item>
              <text:p text:style-name="P7">Plazenta dint dem Stoffaustausch</text:p>
            </text:list-item>
            <text:list-item>
              <text:p text:style-name="P7">Kindliches und mütterliches Btut werden nicht vermischt (Plazentaschranke; Stoffaustausch durch Diffusion</text:p>
            </text:list-item>
            <text:list-item>
              <text:p text:style-name="P7">Plazenta produzirt Hormone, die die Schwangerschaft…</text:p>
            </text:list-item>
          </text:list>
        </text:list-item>
        <text:list-item>
          <text:p text:style-name="P7">Erste 8 Wochen = Embryonalzeit</text:p>
          <text:list>
            <text:list-item>
              <text:p text:style-name="P7">Organe werden angelegt</text:p>
            </text:list-item>
          </text:list>
        </text:list-item>
        <text:list-item>
          <text:p text:style-name="P8">9. Woche bis Gaburt = Fetalzeit</text:p>
          <text:list>
            <text:list-item>
              <text:p text:style-name="P8">Organe wachsen und differenzieren sich</text:p>
            </text:list-item>
            <text:list-item>
              <text:p text:style-name="P9">Geschlecht zw 15-20 <text:span text:style-name="T2">Sch</text:span>wangerschaftswoch<text:span text:style-name="T3">(</text:span> feststellbar</text:p>
            </text:list-item>
          </text:list>
        </text:list-item>
      </text:list>
      <text:h text:style-name="P2" text:outline-level="2">Geburt</text:h>
      <text:p text:style-name="Text_20_body"/>
      <text:list xml:id="list2682590244" text:style-name="L5">
        <text:list-item>
          <text:p text:style-name="P10">Schwangerschaftsdauer: 40 Wochen ab letzter Menstruation</text:p>
        </text:list-item>
        <text:list-item>
          <text:p text:style-name="P10">Maße des Kindes bei der Geburt: ca. 50pm und 3-3,5 kg</text:p>
        </text:list-item>
        <text:list-item>
          <text:p text:style-name="P10">Frühgaburt: weniger als 37 Wochen</text:p>
          <text:list>
            <text:list-item>
              <text:p text:style-name="P10">Lunge noch nicht ausgereif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1:56:11.788937183</meta:creation-date>
    <dc:date>2022-01-24T12:23:26.993253773</dc:date>
    <meta:editing-duration>PT13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01" meta:character-count="1329" meta:non-whitespace-character-count="1187"/>
  </office:meta>
</office:document-meta>
</file>